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1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table:number-columns-spanned="2" table:number-rows-spanned="1">
            <text:p>Lista de partes del balun</text:p>
          </table:table-cell>
          <table:covered-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Codigo RS</text:p>
          </table:table-cell>
          <table:table-cell office:value-type="string">
            <text:p>Descripción</text:p>
          </table:table-cell>
        </table:table-row>
        <table:table-row table:style-name="ro1">
          <table:table-cell/>
          <table:table-cell office:value-type="string">
            <text:p>557-981</text:p>
          </table:table-cell>
          <table:table-cell office:value-type="string">
            <text:p>Conector U.FL SMT</text:p>
          </table:table-cell>
        </table:table-row>
        <table:table-row table:style-name="ro1">
          <table:table-cell/>
          <table:table-cell office:value-type="string">
            <text:p>725-4942</text:p>
          </table:table-cell>
          <table:table-cell office:value-type="string">
            <text:p>Inductor 22nH / 0603</text:p>
          </table:table-cell>
        </table:table-row>
        <table:table-row table:style-name="ro1">
          <table:table-cell/>
          <table:table-cell office:value-type="string">
            <text:p>723-5414</text:p>
          </table:table-cell>
          <table:table-cell office:value-type="string">
            <text:p>Condensador 3pF SM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7-07-2014</text:date>, <text:time>19:5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9:57:01.27</meta:creation-date>
    <dc:date>2014-07-07T19:59:43.75</dc:date>
    <meta:editing-duration>PT2M42S</meta:editing-duration>
    <meta:editing-cycles>1</meta:editing-cycles>
    <meta:document-statistic meta:table-count="3" meta:cell-count="9" meta:object-count="0"/>
    <meta:generator>OpenOffice/4.0.0$Win32 OpenOffice.org_project/400m3$Build-9702</meta:generator>
  </office:meta>
</office:document-meta>
</file>